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52ae6"/>
    </style:style>
    <style:style style:name="P2" style:family="paragraph" style:parent-style-name="Standard">
      <style:text-properties officeooo:paragraph-rsid="0016ac6c"/>
    </style:style>
    <style:style style:name="P3" style:family="paragraph" style:parent-style-name="Standard">
      <style:text-properties officeooo:rsid="001344fe" officeooo:paragraph-rsid="00152ae6"/>
    </style:style>
    <style:style style:name="P4" style:family="paragraph" style:parent-style-name="Standard">
      <style:text-properties officeooo:rsid="001852e0" officeooo:paragraph-rsid="001852e0"/>
    </style:style>
    <style:style style:name="P5" style:family="paragraph" style:parent-style-name="Standard">
      <style:text-properties officeooo:rsid="001c81a4" officeooo:paragraph-rsid="001ea1d8"/>
    </style:style>
    <style:style style:name="P6" style:family="paragraph" style:parent-style-name="Standard">
      <style:text-properties officeooo:rsid="002078fa" officeooo:paragraph-rsid="002078fa"/>
    </style:style>
    <style:style style:name="P7" style:family="paragraph" style:parent-style-name="Standard">
      <style:text-properties officeooo:rsid="001a4424" officeooo:paragraph-rsid="001a4424"/>
    </style:style>
    <style:style style:name="P8" style:family="paragraph" style:parent-style-name="Standard">
      <style:paragraph-properties fo:margin-left="0.979cm" fo:margin-right="1.058cm" fo:orphans="2" fo:widows="2" fo:text-indent="1.028cm" style:auto-text-indent="false" style:writing-mode="lr-tb"/>
      <style:text-properties style:font-name="Courier New" fo:font-size="12pt" officeooo:paragraph-rsid="0022f4f7" style:font-size-asian="12pt" style:font-size-complex="12pt"/>
    </style:style>
    <style:style style:name="P9" style:family="paragraph" style:parent-style-name="Standard">
      <style:paragraph-properties fo:margin-left="0.979cm" fo:margin-right="1.058cm" fo:orphans="2" fo:widows="2" fo:text-indent="1.028cm" style:auto-text-indent="false" style:writing-mode="lr-tb"/>
      <style:text-properties style:font-name="Courier New" fo:font-size="12pt" style:text-underline-style="solid" style:text-underline-width="auto" style:text-underline-color="font-color" officeooo:paragraph-rsid="0022f4f7" style:font-size-asian="12pt" style:font-size-complex="12pt"/>
    </style:style>
    <style:style style:name="P10" style:family="paragraph" style:parent-style-name="Standard">
      <style:paragraph-properties fo:margin-left="0.979cm" fo:margin-right="1.058cm" fo:orphans="2" fo:widows="2" fo:text-indent="1.028cm" style:auto-text-indent="false" style:writing-mode="lr-tb"/>
      <style:text-properties style:font-name="Courier New" fo:font-size="12pt" officeooo:rsid="00245af3" officeooo:paragraph-rsid="00245af3" style:font-size-asian="12pt" style:font-size-complex="12pt"/>
    </style:style>
    <style:style style:name="P11" style:family="paragraph" style:parent-style-name="Standard">
      <style:paragraph-properties fo:margin-left="0.979cm" fo:margin-right="1.058cm" fo:orphans="2" fo:widows="2" fo:text-indent="1.028cm" style:auto-text-indent="false" style:writing-mode="lr-tb"/>
      <style:text-properties style:font-name="Courier New" fo:font-size="12pt" officeooo:rsid="002764c1" officeooo:paragraph-rsid="002764c1" style:font-size-asian="12pt" style:font-size-complex="12pt"/>
    </style:style>
    <style:style style:name="P12" style:family="paragraph" style:parent-style-name="Standard">
      <style:paragraph-properties fo:margin-left="0.979cm" fo:margin-right="1.058cm" fo:orphans="2" fo:widows="2" fo:text-indent="1.028cm" style:auto-text-indent="false" style:writing-mode="lr-tb"/>
      <style:text-properties style:font-name="Courier New" fo:font-size="12pt" officeooo:rsid="00296c78" officeooo:paragraph-rsid="00296c78" style:font-size-asian="12pt" style:font-size-complex="12pt"/>
    </style:style>
    <style:style style:name="T1" style:family="text">
      <style:text-properties officeooo:rsid="001344fe"/>
    </style:style>
    <style:style style:name="T2" style:family="text">
      <style:text-properties officeooo:rsid="0016ac6c"/>
    </style:style>
    <style:style style:name="T3" style:family="text">
      <style:text-properties officeooo:rsid="001bd8b0"/>
    </style:style>
    <style:style style:name="T4" style:family="text">
      <style:text-properties officeooo:rsid="001ea1d8"/>
    </style:style>
    <style:style style:name="T5" style:family="text">
      <style:text-properties officeooo:rsid="001f4e3e"/>
    </style:style>
    <style:style style:name="T6" style:family="text">
      <style:text-properties officeooo:rsid="002078fa"/>
    </style:style>
    <style:style style:name="T7" style:family="text">
      <style:text-properties officeooo:rsid="002130fd"/>
    </style:style>
    <style:style style:name="T8" style:family="text">
      <style:text-properties officeooo:rsid="00ba10e9"/>
    </style:style>
    <style:style style:name="T9" style:family="text">
      <style:text-properties officeooo:rsid="0022f4f7"/>
    </style:style>
    <style:style style:name="T10" style:family="text">
      <style:text-properties officeooo:rsid="0023ee6a"/>
    </style:style>
    <style:style style:name="T11" style:family="text">
      <style:text-properties officeooo:rsid="002828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tecedentes <text:s text:c="2"/><text:span text:style-name="T1">← <text:s/>HECHO</text:span></text:p>
      <text:p text:style-name="Standard"/>
      <text:p text:style-name="Standard">viabilidad <text:span text:style-name="T2">← HECHO</text:span></text:p>
      <text:p text:style-name="P1">que se puede hacer y que no es una locura, <text:span text:style-name="T4">económico</text:span> <text:span text:style-name="T4">técnico</text:span>, <text:span text:style-name="T4">tecnología</text:span> necesaria existente y disponible sin pagar, decir que es viable</text:p>
      <text:p text:style-name="P2"/>
      <text:p text:style-name="P2"><text:span text:style-name="T4">Análisis</text:span> <text:span text:style-name="T4">económico</text:span> <text:span text:style-name="T2">← HECHO A LA VEZ QUE VIABILIDAD, CONSULTAR CON JUANAN Y TAMBIEN EL TEMA DE COMO RECUPERARIA DINERO</text:span></text:p>
      <text:p text:style-name="P2">decir cuanto hubiera costado y como se <text:span text:style-name="T4">recuperaría</text:span> o si es software libre</text:p>
      <text:p text:style-name="P1"/>
      <text:p text:style-name="P3">Arquitectura Cliente-Servidor <text:span text:style-name="T3">← HECHO</text:span></text:p>
      <text:p text:style-name="Standard"/>
      <text:p text:style-name="Standard">Objetivos <text:span text:style-name="T3">← HECHO</text:span></text:p>
      <text:p text:style-name="Standard">alcance, objetivos</text:p>
      <text:p text:style-name="Standard"/>
      <text:p text:style-name="P5">EDP <text:span text:style-name="T4">extendido ← ESTA TODO EXPLICADO PASO A PASO 2 VECES A LO LARGO DEL DOCUMENTO NO SE SI HAY QUE EXTENDER MAS</text:span></text:p>
      <text:p text:style-name="P5"/>
      <text:p text:style-name="P5">horas de trabajo <text:span text:style-name="T4">← HECHO</text:span></text:p>
      <text:p text:style-name="Standard"/>
      <text:p text:style-name="P6">Diagrama de clases ← HECHO</text:p>
      <text:p text:style-name="Standard"/>
      <text:p text:style-name="Standard">Diagrama de secuencias <text:span text:style-name="T6">← HECHO</text:span></text:p>
      <text:p text:style-name="Standard">hacer un par de ellos con chicha y ya</text:p>
      <text:p text:style-name="Standard"/>
      <text:p text:style-name="Standard">Diagramas de casos de uso <text:span text:style-name="T7">← HECHO</text:span></text:p>
      <text:p text:style-name="Standard"/>
      <text:p text:style-name="Standard">Implementación <text:span text:style-name="T5">← HECHO</text:span></text:p>
      <text:p text:style-name="Standard">Explicar lo realizado y algunos problemas en concreto. Pantallazos...</text:p>
      <text:p text:style-name="Standard">Problemas de paginaci<text:span text:style-name="T4">ó</text:span>n, listas, flash video.</text:p>
      <text:p text:style-name="Standard"/>
      <text:p text:style-name="Standard">Pruebas unitarias</text:p>
      <text:p text:style-name="Standard">Qunits para backbone.</text:p>
      <text:p text:style-name="Standard"/>
      <text:p text:style-name="Standard">Gestión.</text:p>
      <text:p text:style-name="Standard">Github, issues, <text:span text:style-name="T9">← DESECHABLE</text:span></text:p>
      <text:p text:style-name="Standard">Diferencia de horas resumen de las distintas etapas del proyecto con un diagrama de barras</text:p>
      <text:p text:style-name="Standard"/>
      <text:p text:style-name="Standard">Conclusiones <text:span text:style-name="T10">← HECHO</text:span></text:p>
      <text:p text:style-name="Standard">que cambiaria, que añadiria, como la haria si volviera empezar, que haria si siguiera con el proyecto, algo nuevo.</text:p>
      <text:p text:style-name="Standard"/>
      <text:p text:style-name="Standard">Blibliografia seria el libro de juanan, el resto iria a --- &gt; referencias web para paginas web una linea o 2 de porque y que es <text:span text:style-name="T9">← HECHO</text:span></text:p>
      <text:p text:style-name="Standard"/>
      <text:p text:style-name="P4">Enumerar imagenes y esquemas <text:span text:style-name="T9">← HECHO</text:span></text:p>
      <text:p text:style-name="P4"/>
      <text:p text:style-name="P7">Cambiar menciones a openoffice por libreoffice <text:span text:style-name="T7">← HECHO</text:span></text:p>
      <text:p text:style-name="P7"/>
      <text:p text:style-name="P9"/>
      <text:p text:style-name="P9"/>
      <text:p text:style-name="P9"/>
      <text:p text:style-name="P9"><text:soft-page-break/></text:p>
      <text:p text:style-name="P9">Puntos a atender mas tarde:</text:p>
      <text:p text:style-name="P8">Guía Babelium</text:p>
      <text:p text:style-name="P10">Incluir nombre del servicio que falta en diagrama evaluación</text:p>
      <text:p text:style-name="P11">Explicar apartado Qunits.</text:p>
      <text:p text:style-name="P11"><text:span text:style-name="T11">Imágenes</text:span> en paquetes de trabajo</text:p>
      <text:p text:style-name="P12">Arquitectura de servidor que pong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Lachen Leal</meta:initial-creator>
    <meta:creation-date>2015-08-28T15:36:23.15</meta:creation-date>
    <dc:date>2015-09-10T06:34:41.745000000</dc:date>
    <meta:editing-duration>PT9H6M50S</meta:editing-duration>
    <meta:editing-cycles>22</meta:editing-cycles>
    <meta:generator>LibreOffice/4.3.6.2$Windows_x86 LibreOffice_project/d50a87b2e514536ed401c18000dad4660b6a169e</meta:generator>
    <meta:document-statistic meta:table-count="0" meta:image-count="0" meta:object-count="0" meta:page-count="2" meta:paragraph-count="33" meta:word-count="261" meta:character-count="1548" meta:non-whitespace-character-count="1317"/>
  </office:meta>
</office:document-meta>
</file>